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" style:font-adornments="Regular" style:font-pitch="variable"/>
  </office:font-face-decls>
  <office:automatic-styles>
    <style:style style:name="P1" style:family="paragraph" style:parent-style-name="Heading_20_1">
      <style:text-properties officeooo:rsid="001c30f6" officeooo:paragraph-rsid="001c30f6"/>
    </style:style>
    <style:style style:name="P2" style:family="paragraph" style:parent-style-name="Text_20_body">
      <style:text-properties officeooo:paragraph-rsid="001c30f6"/>
    </style:style>
    <style:style style:name="P3" style:family="paragraph" style:parent-style-name="Text_20_body">
      <style:text-properties officeooo:rsid="001e0d60" officeooo:paragraph-rsid="001e0d60"/>
    </style:style>
    <style:style style:name="P4" style:family="paragraph" style:parent-style-name="Text_20_body">
      <style:text-properties fo:font-style="normal" fo:font-weight="normal" officeooo:rsid="001e0d60" officeooo:paragraph-rsid="001e0d60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officeooo:rsid="00246996" officeooo:paragraph-rsid="00246996"/>
    </style:style>
    <style:style style:name="P6" style:family="paragraph" style:parent-style-name="Text_20_body">
      <style:text-properties officeooo:rsid="001c30f6" officeooo:paragraph-rsid="001c30f6"/>
    </style:style>
    <style:style style:name="P7" style:family="paragraph" style:parent-style-name="Text_20_body">
      <style:text-properties officeooo:rsid="001c30f6"/>
    </style:style>
    <style:style style:name="P8" style:family="paragraph" style:parent-style-name="Text_20_body" style:list-style-name="L1">
      <style:text-properties officeooo:rsid="00246996" officeooo:paragraph-rsid="00246996"/>
    </style:style>
    <style:style style:name="P9" style:family="paragraph" style:parent-style-name="Text_20_body">
      <style:text-properties officeooo:rsid="00246996" officeooo:paragraph-rsid="002b7812"/>
    </style:style>
    <style:style style:name="P10" style:family="paragraph" style:parent-style-name="Text_20_body">
      <style:text-properties officeooo:rsid="00246996"/>
    </style:style>
    <style:style style:name="P11" style:family="paragraph" style:parent-style-name="Text_20_body">
      <style:text-properties fo:font-style="normal" officeooo:rsid="00246996" style:font-style-asian="normal" style:font-style-complex="normal"/>
    </style:style>
    <style:style style:name="P12" style:family="paragraph" style:parent-style-name="Text_20_body">
      <style:text-properties fo:font-style="normal" officeooo:rsid="00246996" officeooo:paragraph-rsid="00246996" style:font-style-asian="normal" style:font-style-complex="normal"/>
    </style:style>
    <style:style style:name="P13" style:family="paragraph" style:parent-style-name="Text_20_body">
      <style:text-properties fo:font-style="normal" officeooo:rsid="00246996" officeooo:paragraph-rsid="00250b54" style:font-style-asian="normal" style:font-style-complex="normal"/>
    </style:style>
    <style:style style:name="P14" style:family="paragraph" style:parent-style-name="Text_20_body" style:list-style-name="L2">
      <style:text-properties officeooo:paragraph-rsid="00250b54"/>
    </style:style>
    <style:style style:name="P15" style:family="paragraph" style:parent-style-name="Text_20_body" style:list-style-name="L2">
      <style:text-properties fo:font-style="normal" officeooo:rsid="00246996" officeooo:paragraph-rsid="00250b54" style:font-style-asian="normal" style:font-style-complex="normal"/>
    </style:style>
    <style:style style:name="P16" style:family="paragraph" style:parent-style-name="Text_20_body">
      <style:text-properties fo:font-style="normal" officeooo:rsid="00250b54" officeooo:paragraph-rsid="00250b54" style:font-style-asian="normal" style:font-style-complex="normal"/>
    </style:style>
    <style:style style:name="P17" style:family="paragraph" style:parent-style-name="Text_20_body" style:list-style-name="L3">
      <style:text-properties fo:font-style="normal" officeooo:rsid="00250b54" officeooo:paragraph-rsid="00250b54" style:font-style-asian="normal" style:font-style-complex="normal"/>
    </style:style>
    <style:style style:name="P18" style:family="paragraph" style:parent-style-name="Text_20_body">
      <style:text-properties fo:font-style="normal" officeooo:rsid="002b1bec" officeooo:paragraph-rsid="002b1bec" style:font-style-asian="normal" style:font-style-complex="normal"/>
    </style:style>
    <style:style style:name="P19" style:family="paragraph" style:parent-style-name="Text_20_body">
      <style:text-properties fo:font-style="normal" officeooo:rsid="00250b54" officeooo:paragraph-rsid="002562e0" style:font-style-asian="normal" style:font-style-complex="normal"/>
    </style:style>
    <style:style style:name="T1" style:family="text">
      <style:text-properties officeooo:rsid="00285bb0"/>
    </style:style>
    <style:style style:name="T2" style:family="text">
      <style:text-properties officeooo:rsid="002a1af4"/>
    </style:style>
    <style:style style:name="T3" style:family="text">
      <style:text-properties officeooo:rsid="002d0299"/>
    </style:style>
    <style:style style:name="T4" style:family="text">
      <style:text-properties officeooo:rsid="00246996"/>
    </style:style>
    <style:style style:name="T5" style:family="text">
      <style:text-properties officeooo:rsid="002b781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50b54"/>
    </style:style>
    <style:style style:name="T8" style:family="text">
      <style:text-properties fo:font-style="normal" officeooo:rsid="00246996" style:font-style-asian="normal" style:font-style-complex="normal"/>
    </style:style>
    <style:style style:name="T9" style:family="text">
      <style:text-properties fo:font-style="normal" officeooo:rsid="00250b54" style:font-style-asian="normal" style:font-style-complex="normal"/>
    </style:style>
    <style:style style:name="T10" style:family="text">
      <style:text-properties officeooo:rsid="002562e0"/>
    </style:style>
    <style:style style:name="T11" style:family="text">
      <style:text-properties officeooo:rsid="002ec404"/>
    </style:style>
    <style:style style:name="T12" style:family="text">
      <style:text-properties officeooo:rsid="00272e78"/>
    </style:style>
    <style:style style:name="T13" style:family="text">
      <style:text-properties officeooo:rsid="002916b1"/>
    </style:style>
    <style:style style:name="T14" style:family="text">
      <style:text-properties officeooo:rsid="002c99e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an's ProjectTask Library</text:h>
      <text:p text:style-name="P2"/>
      <text:p text:style-name="P3">A Flexible .NET Project Management Library</text:p>
      <text:p text:style-name="P4"><text:span text:style-name="T1">{italic}</text:span>Plan it. Schedule it. Track it. Transform it.<text:span text:style-name="T1">{/italic}</text:span></text:p>
      <text:p text:style-name="P4"/>
      <text:p text:style-name="P5">{Line}</text:p>
      <text:p text:style-name="P3">Current Status: In-Testing for version 25.2800.0000.</text:p>
      <text:p text:style-name="P5">{Line}</text:p>
      <text:h text:style-name="Heading_20_2" text:outline-level="2">Introduction</text:h>
      <text:p text:style-name="P6">ProjectTask is a powerful, stand-alone .NET Standard 2.0 class library built to support flexible, event-driven project management, across any methodology, whether it's <text:span text:style-name="T2">MSF (Microsoft Solutions Framework</text:span><text:span text:style-name="T3">), XP (Extreme Programming / Extreme Productivity)</text:span><text:span text:style-name="T2">, </text:span>Agile, <text:span text:style-name="T3">SCRUM</text:span>, Kanban, or good old-fashioned Waterfall.</text:p>
      <text:p text:style-name="P7">With full support for JSON serialization, dependency handling, and hierarchical task structures, this library is designed to be embedded into a wide variety of planning and scheduling applications. Whether you're managing a sprawling enterprise program or organizing a weekend hackathon, ProjectTask can adapt to your needs.</text:p>
      <text:p text:style-name="P7"><text:span text:style-name="T4">... </text:span><text:span text:style-name="T5">a</text:span><text:span text:style-name="T4">nd by the way, t</text:span>asks and projects are interchangeable, <text:span text:style-name="T5">meaning that y</text:span><text:span text:style-name="T4">ou can </text:span>seamlessly convert between them without data loss <text:span text:style-name="T4">just by changing the item type.</text:span></text:p>
      <text:p text:style-name="P6"/>
      <text:p text:style-name="P5">{Line}</text:p>
      <text:h text:style-name="Heading_20_2" text:outline-level="2">Features</text:h>
      <text:p text:style-name="P5">Following are only some of the features you can find in this library.</text:p>
      <text:list text:style-name="L1">
        <text:list-item>
          <text:p text:style-name="P8"><text:soft-page-break/><text:span text:style-name="T6">Automatic Task and Project Estimation and Scheduling</text:span><text:line-break/><text:span text:style-name="T5">Calculate and prepare </text:span>the timeline of an entire project and its tasks <text:span text:style-name="T5">from a single call.</text:span></text:p>
        </text:list-item>
        <text:list-item>
          <text:p text:style-name="P8"><text:span text:style-name="T6">Unified Task and Project Model</text:span><text:line-break/>Treat projects and tasks as one and the same. Any item can contain children and dependencies, and <text:span text:style-name="T5">you can </text:span>switch types freely.</text:p>
        </text:list-item>
        <text:list-item>
          <text:p text:style-name="P8"><text:span text:style-name="T6">Event-Driven Property Change Notification</text:span><text:line-break/>You can register events on objects and their properties to get notified in real time when anything changes, with fine-grained control over object updates.</text:p>
        </text:list-item>
        <text:list-item>
          <text:p text:style-name="P8"><text:span text:style-name="T6">Full JSON Serialization and Deserialization</text:span><text:line-break/>Save and load project structures with ease using standard, human-readable JSON format.</text:p>
        </text:list-item>
        <text:list-item>
          <text:p text:style-name="P8"><text:span text:style-name="T6">Dependency and Hierarchy Handling</text:span><text:line-break/>Model complex workflows with multiple parents, children, and task dependencies.</text:p>
        </text:list-item>
        <text:list-item>
          <text:p text:style-name="P8"><text:span text:style-name="T6">Versatile Methodology Support</text:span><text:line-break/>Designed to flex with your process, whether you're sprinting in Agile or plotting milestones in Waterfall.</text:p>
        </text:list-item>
        <text:list-item>
          <text:p text:style-name="P8"><text:span text:style-name="T6">Rooted in Legacy and Built for the Future</text:span><text:line-break/>Born from ANSI-C 5.0 in the early <text:span text:style-name="T5">19</text:span>90s and evolved through decades of application. This library is robust, refined, and battle-tested.</text:p>
        </text:list-item>
      </text:list>
      <text:p text:style-name="P5"/>
      <text:p text:style-name="P5">{Line}</text:p>
      <text:h text:style-name="Heading_20_2" text:outline-level="2">Some History</text:h>
      <text:p text:style-name="P9">Before <text:span text:style-name="T5">{italic}</text:span>task management<text:span text:style-name="T5">{/italic}</text:span> was a buzzword, I was hand-rolling a<text:span text:style-name="T5">n</text:span> <text:span text:style-name="T5">early </text:span>predecessor of this library in Microsoft QuickC circa 1990, using structs, pointers, and address arithmetic. Object-oriented design? You better believe it, even without C++.</text:p>
      <text:p text:style-name="P10"><text:soft-page-break/>From those humble beginnings to today’s .NET ecosystem, the ProjectTask library embodies decades of iteration across multiple applications, tools, and programming eras.</text:p>
      <text:p text:style-name="P11"><text:span text:style-name="T5">{block}</text:span>Trivia: The original version was written in ANSI-C on the ancestor of Visual Studio, QuickC, long before Agile was agile!<text:span text:style-name="T5">{/block}</text:span></text:p>
      <text:p text:style-name="P12"/>
      <text:p text:style-name="P12">{Line}</text:p>
      <text:h text:style-name="Heading_20_2" text:outline-level="2">Example Usage</text:h>
      <text:p text:style-name="P13">Check out the <text:a xlink:type="simple" xlink:href="https://github.com/danielanywhere/ProjectTask/blob/main/Source/ProjectTaskExample/Program.cs" text:style-name="Internet_20_link" text:visited-style-name="Visited_20_Internet_20_Link"><text:span text:style-name="T7">example project in the the Source / ProjectTaskExample folder</text:span></text:a><text:span text:style-name="T7"> of this this repository</text:span> to see how to <text:span text:style-name="T7">accomplish any of the following.</text:span><text:line-break/></text:p>
      <text:list text:style-name="L2">
        <text:list-item>
          <text:p text:style-name="P14"><text:span text:style-name="T8">Create a project </text:span><text:span text:style-name="T9">and </text:span><text:span text:style-name="T8">task hierarchy.</text:span></text:p>
        </text:list-item>
        <text:list-item>
          <text:p text:style-name="P15">Set up dependencies.</text:p>
        </text:list-item>
        <text:list-item>
          <text:p text:style-name="P15">Serialize to and from JSON.</text:p>
        </text:list-item>
        <text:list-item>
          <text:p text:style-name="P15">Listen for property changes.</text:p>
        </text:list-item>
      </text:list>
      <text:p text:style-name="P13"><text:line-break/>{CodeBlock,cs,Example<text:span text:style-name="T7">0</text:span>1.cs}</text:p>
      <text:p text:style-name="P13"/>
      <text:p text:style-name="P16">{Line}</text:p>
      <text:h text:style-name="Heading_20_2" text:outline-level="2">Concepts and Design Philosophy</text:h>
      <text:p text:style-name="P16">The following forethought and considerations go into the construction and maintenance of this library.</text:p>
      <text:p text:style-name="P16"/>
      <text:list text:style-name="L3">
        <text:list-item>
          <text:p text:style-name="P17"><text:span text:style-name="T6">No artificial limitations</text:span>. Any task item can be a task, a project, or something in between.</text:p>
        </text:list-item>
        <text:list-item>
          <text:p text:style-name="P17"><text:soft-page-break/><text:span text:style-name="T6">Recursive structures</text:span>. You can plan and manage complex multi-level task trees with ease.</text:p>
        </text:list-item>
        <text:list-item>
          <text:p text:style-name="P17"><text:span text:style-name="T6">Minimal assumptions</text:span>. This library is stationed at the object-model level. You can bring your own UI, storage, or scheduling layers as you see fit.</text:p>
        </text:list-item>
      </text:list>
      <text:p text:style-name="P16"/>
      <text:p text:style-name="P16">{Line}</text:p>
      <text:h text:style-name="Heading_20_2" text:outline-level="2">Contributing</text:h>
      <text:p text:style-name="P16">If you've got ideas, issues, or improvements, contributions are welcomed. Fork the repository, start a feature branch, and send over a pull request.</text:p>
      <text:p text:style-name="P16"/>
      <text:p text:style-name="P18">{Line}</text:p>
      <text:h text:style-name="Heading_20_2" text:outline-level="2">Acknowledgements</text:h>
      <text:p text:style-name="P19">Thanks to decades of <text:span text:style-name="T10">previous system users, </text:span>inspiration, late-night debugging, and the enduring spirit of old-school development environments.<text:line-break/><text:line-break/><text:span text:style-name="T10">{block}</text:span>"Who says you couldn’t do OOP in C? You just <text:span text:style-name="T11">had </text:span><text:span text:style-name="T12">more elbow room for getting it done right.</text:span>"</text:p>
      <text:p text:style-name="P19"><text:span text:style-name="T13">{italic}</text:span>-Daniel <text:span text:style-name="T14">Patterson</text:span><text:span text:style-name="T13">{/italic}</text:span><text:span text:style-name="T10">{/block}</text:span>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oppins" fo:font-family="Poppins" style:font-style-name="Regular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31T13:34:09.127374400</meta:creation-date>
    <dc:date>2025-08-04T08:51:00.822705900</dc:date>
    <meta:editing-duration>PT39M17S</meta:editing-duration>
    <meta:editing-cycles>14</meta:editing-cycles>
    <meta:generator>LibreOffice/25.2.5.2$Windows_X86_64 LibreOffice_project/03d19516eb2e1dd5d4ccd751a0d6f35f35e08022</meta:generator>
    <meta:document-statistic meta:table-count="0" meta:image-count="0" meta:object-count="0" meta:page-count="4" meta:paragraph-count="46" meta:word-count="589" meta:character-count="3966" meta:non-whitespace-character-count="3434"/>
  </office:meta>
</office:document-meta>
</file>